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ite_name_197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_meters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304" calcext:value-type="float">
            <text:p>304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410" calcext:value-type="float">
            <text:p>410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603" calcext:value-type="float">
            <text:p>603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751" calcext:value-type="float">
            <text:p>751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440" calcext:value-type="float">
            <text:p>440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1037" calcext:value-type="float">
            <text:p>1037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1035" calcext:value-type="float">
            <text:p>1035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956" calcext:value-type="float">
            <text:p>956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1051" calcext:value-type="float">
            <text:p>1051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1052" calcext:value-type="float">
            <text:p>1052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820" calcext:value-type="float">
            <text:p>820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757" calcext:value-type="float">
            <text:p>757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367" calcext:value-type="float">
            <text:p>367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523" calcext:value-type="float">
            <text:p>523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582" calcext:value-type="float">
            <text:p>582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492" calcext:value-type="float">
            <text:p>492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691" calcext:value-type="float">
            <text:p>691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1376" calcext:value-type="float">
            <text:p>1376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600" calcext:value-type="float">
            <text:p>600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668" calcext:value-type="float">
            <text:p>668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802" calcext:value-type="float">
            <text:p>802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749" calcext:value-type="float">
            <text:p>749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929" calcext:value-type="float">
            <text:p>929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970" calcext:value-type="float">
            <text:p>970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1077" calcext:value-type="float">
            <text:p>1077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1472" calcext:value-type="float">
            <text:p>1472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1655" calcext:value-type="float">
            <text:p>1655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664" calcext:value-type="float">
            <text:p>664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935" calcext:value-type="float">
            <text:p>1935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2716" calcext:value-type="float">
            <text:p>2716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294" calcext:value-type="float">
            <text:p>1294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300" calcext:value-type="float">
            <text:p>1300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547" calcext:value-type="float">
            <text:p>1547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525" calcext:value-type="float">
            <text:p>1525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667" calcext:value-type="float">
            <text:p>1667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2564" calcext:value-type="float">
            <text:p>2564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291" calcext:value-type="float">
            <text:p>291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304" calcext:value-type="float">
            <text:p>304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116" calcext:value-type="float">
            <text:p>116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241" calcext:value-type="float">
            <text:p>241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217" calcext:value-type="float">
            <text:p>217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150" calcext:value-type="float">
            <text:p>150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81" calcext:value-type="float">
            <text:p>81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73" calcext:value-type="float">
            <text:p>73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150" calcext:value-type="float">
            <text:p>150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458" calcext:value-type="float">
            <text:p>458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32" calcext:value-type="float">
            <text:p>532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282" calcext:value-type="float">
            <text:p>282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800" calcext:value-type="float">
            <text:p>800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360" calcext:value-type="float">
            <text:p>360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01" calcext:value-type="float">
            <text:p>501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15" calcext:value-type="float">
            <text:p>515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02" calcext:value-type="float">
            <text:p>502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721" calcext:value-type="float">
            <text:p>721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404" calcext:value-type="float">
            <text:p>404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356" calcext:value-type="float">
            <text:p>356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634" calcext:value-type="float">
            <text:p>634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339" calcext:value-type="float">
            <text:p>339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316" calcext:value-type="float">
            <text:p>316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64" calcext:value-type="float">
            <text:p>264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28" calcext:value-type="float">
            <text:p>228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19" calcext:value-type="float">
            <text:p>219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85" calcext:value-type="float">
            <text:p>285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568" calcext:value-type="float">
            <text:p>568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275" calcext:value-type="float">
            <text:p>27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262" calcext:value-type="float">
            <text:p>262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24" calcext:value-type="float">
            <text:p>124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15" calcext:value-type="float">
            <text:p>11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13" calcext:value-type="float">
            <text:p>113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15" calcext:value-type="float">
            <text:p>11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09" calcext:value-type="float">
            <text:p>109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45" calcext:value-type="float">
            <text:p>14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424" calcext:value-type="float">
            <text:p>424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650" calcext:value-type="float">
            <text:p>650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483" calcext:value-type="float">
            <text:p>483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666" calcext:value-type="float">
            <text:p>666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262" calcext:value-type="float">
            <text:p>262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930" calcext:value-type="float">
            <text:p>930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771" calcext:value-type="float">
            <text:p>771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817" calcext:value-type="float">
            <text:p>817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978" calcext:value-type="float">
            <text:p>978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373" calcext:value-type="float">
            <text:p>373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85" calcext:value-type="float">
            <text:p>485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272" calcext:value-type="float">
            <text:p>272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365" calcext:value-type="float">
            <text:p>365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650" calcext:value-type="float">
            <text:p>650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74" calcext:value-type="float">
            <text:p>474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52" calcext:value-type="float">
            <text:p>452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49" calcext:value-type="float">
            <text:p>449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789" calcext:value-type="float">
            <text:p>789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450" calcext:value-type="float">
            <text:p>450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720" calcext:value-type="float">
            <text:p>720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505" calcext:value-type="float">
            <text:p>505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54" calcext:value-type="float">
            <text:p>254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172" calcext:value-type="float">
            <text:p>172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300" calcext:value-type="float">
            <text:p>300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47" calcext:value-type="float">
            <text:p>247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37" calcext:value-type="float">
            <text:p>237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89" calcext:value-type="float">
            <text:p>289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232" calcext:value-type="float">
            <text:p>232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38" calcext:value-type="float">
            <text:p>138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55" calcext:value-type="float">
            <text:p>155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19" calcext:value-type="float">
            <text:p>119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97" calcext:value-type="float">
            <text:p>97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94" calcext:value-type="float">
            <text:p>94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80" calcext:value-type="float">
            <text:p>80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80" calcext:value-type="float">
            <text:p>80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45" calcext:value-type="float">
            <text:p>145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204" calcext:value-type="float">
            <text:p>204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55" calcext:value-type="float">
            <text:p>155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78" calcext:value-type="float">
            <text:p>178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07" calcext:value-type="float">
            <text:p>107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07" calcext:value-type="float">
            <text:p>107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80" calcext:value-type="float">
            <text:p>80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81" calcext:value-type="float">
            <text:p>81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88" calcext:value-type="float">
            <text:p>88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96" calcext:value-type="float">
            <text:p>96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484" calcext:value-type="float">
            <text:p>484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240" calcext:value-type="float">
            <text:p>240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251" calcext:value-type="float">
            <text:p>251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319" calcext:value-type="float">
            <text:p>319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66" calcext:value-type="float">
            <text:p>166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89" calcext:value-type="float">
            <text:p>189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37" calcext:value-type="float">
            <text:p>137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14" calcext:value-type="float">
            <text:p>114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52" calcext:value-type="float">
            <text:p>152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99" calcext:value-type="float">
            <text:p>99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53" calcext:value-type="float">
            <text:p>53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79" calcext:value-type="float">
            <text:p>79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48" calcext:value-type="float">
            <text:p>48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37" calcext:value-type="float">
            <text:p>37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18" calcext:value-type="float">
            <text:p>18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12" calcext:value-type="float">
            <text:p>12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16" calcext:value-type="float">
            <text:p>16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2" calcext:value-type="float">
            <text:p>2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57" calcext:value-type="float">
            <text:p>257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34" calcext:value-type="float">
            <text:p>134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93" calcext:value-type="float">
            <text:p>193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79" calcext:value-type="float">
            <text:p>279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79" calcext:value-type="float">
            <text:p>179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87" calcext:value-type="float">
            <text:p>187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22" calcext:value-type="float">
            <text:p>222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43" calcext:value-type="float">
            <text:p>243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511" calcext:value-type="float">
            <text:p>511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16" calcext:value-type="float">
            <text:p>316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260" calcext:value-type="float">
            <text:p>260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202" calcext:value-type="float">
            <text:p>202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568" calcext:value-type="float">
            <text:p>568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43" calcext:value-type="float">
            <text:p>343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73" calcext:value-type="float">
            <text:p>373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422" calcext:value-type="float">
            <text:p>422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88" calcext:value-type="float">
            <text:p>388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152" calcext:value-type="float">
            <text:p>152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328" calcext:value-type="float">
            <text:p>328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254" calcext:value-type="float">
            <text:p>254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251" calcext:value-type="float">
            <text:p>251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222" calcext:value-type="float">
            <text:p>222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143" calcext:value-type="float">
            <text:p>143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120" calcext:value-type="float">
            <text:p>120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95" calcext:value-type="float">
            <text:p>95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104" calcext:value-type="float">
            <text:p>104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99" calcext:value-type="float">
            <text:p>99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05" calcext:value-type="float">
            <text:p>505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18" calcext:value-type="float">
            <text:p>518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31" calcext:value-type="float">
            <text:p>531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361" calcext:value-type="float">
            <text:p>361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363" calcext:value-type="float">
            <text:p>363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324" calcext:value-type="float">
            <text:p>324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462" calcext:value-type="float">
            <text:p>462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17" calcext:value-type="float">
            <text:p>517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842" calcext:value-type="float">
            <text:p>842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ite_name_197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_meters</text:p>
          </table:table-cell>
          <table:table-cell office:value-type="string" calcext:value-type="string">
            <text:p>Men_rainfall</text:p>
          </table:table-cell>
          <table:table-cell office:value-type="string" calcext:value-type="string">
            <text:p>rainfall_source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291" calcext:value-type="float">
            <text:p>291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304" calcext:value-type="float">
            <text:p>304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116" calcext:value-type="float">
            <text:p>116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241" calcext:value-type="float">
            <text:p>241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217" calcext:value-type="float">
            <text:p>217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150" calcext:value-type="float">
            <text:p>150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81" calcext:value-type="float">
            <text:p>81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73" calcext:value-type="float">
            <text:p>73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150" calcext:value-type="float">
            <text:p>150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05" calcext:value-type="float">
            <text:p>505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18" calcext:value-type="float">
            <text:p>518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31" calcext:value-type="float">
            <text:p>531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361" calcext:value-type="float">
            <text:p>361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363" calcext:value-type="float">
            <text:p>363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324" calcext:value-type="float">
            <text:p>324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462" calcext:value-type="float">
            <text:p>462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17" calcext:value-type="float">
            <text:p>517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842" calcext:value-type="float">
            <text:p>842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328" calcext:value-type="float">
            <text:p>328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254" calcext:value-type="float">
            <text:p>254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251" calcext:value-type="float">
            <text:p>251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222" calcext:value-type="float">
            <text:p>222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143" calcext:value-type="float">
            <text:p>143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120" calcext:value-type="float">
            <text:p>120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95" calcext:value-type="float">
            <text:p>95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104" calcext:value-type="float">
            <text:p>104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99" calcext:value-type="float">
            <text:p>99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232" calcext:value-type="float">
            <text:p>232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38" calcext:value-type="float">
            <text:p>138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55" calcext:value-type="float">
            <text:p>155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19" calcext:value-type="float">
            <text:p>119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97" calcext:value-type="float">
            <text:p>97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94" calcext:value-type="float">
            <text:p>94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80" calcext:value-type="float">
            <text:p>80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80" calcext:value-type="float">
            <text:p>80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45" calcext:value-type="float">
            <text:p>145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204" calcext:value-type="float">
            <text:p>204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55" calcext:value-type="float">
            <text:p>155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78" calcext:value-type="float">
            <text:p>178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07" calcext:value-type="float">
            <text:p>107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07" calcext:value-type="float">
            <text:p>107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80" calcext:value-type="float">
            <text:p>80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81" calcext:value-type="float">
            <text:p>81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88" calcext:value-type="float">
            <text:p>88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96" calcext:value-type="float">
            <text:p>96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99" calcext:value-type="float">
            <text:p>99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53" calcext:value-type="float">
            <text:p>53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79" calcext:value-type="float">
            <text:p>79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48" calcext:value-type="float">
            <text:p>48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37" calcext:value-type="float">
            <text:p>37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18" calcext:value-type="float">
            <text:p>18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12" calcext:value-type="float">
            <text:p>12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16" calcext:value-type="float">
            <text:p>16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2" calcext:value-type="float">
            <text:p>2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16" calcext:value-type="float">
            <text:p>316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260" calcext:value-type="float">
            <text:p>260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202" calcext:value-type="float">
            <text:p>202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568" calcext:value-type="float">
            <text:p>568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43" calcext:value-type="float">
            <text:p>343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73" calcext:value-type="float">
            <text:p>373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422" calcext:value-type="float">
            <text:p>422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88" calcext:value-type="float">
            <text:p>388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152" calcext:value-type="float">
            <text:p>152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57" calcext:value-type="float">
            <text:p>257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34" calcext:value-type="float">
            <text:p>134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93" calcext:value-type="float">
            <text:p>193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79" calcext:value-type="float">
            <text:p>279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79" calcext:value-type="float">
            <text:p>179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87" calcext:value-type="float">
            <text:p>187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22" calcext:value-type="float">
            <text:p>222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43" calcext:value-type="float">
            <text:p>243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511" calcext:value-type="float">
            <text:p>511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484" calcext:value-type="float">
            <text:p>484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240" calcext:value-type="float">
            <text:p>240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251" calcext:value-type="float">
            <text:p>251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319" calcext:value-type="float">
            <text:p>319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66" calcext:value-type="float">
            <text:p>166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89" calcext:value-type="float">
            <text:p>189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37" calcext:value-type="float">
            <text:p>137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14" calcext:value-type="float">
            <text:p>114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52" calcext:value-type="float">
            <text:p>152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450" calcext:value-type="float">
            <text:p>450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720" calcext:value-type="float">
            <text:p>720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505" calcext:value-type="float">
            <text:p>505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54" calcext:value-type="float">
            <text:p>254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172" calcext:value-type="float">
            <text:p>172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300" calcext:value-type="float">
            <text:p>300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47" calcext:value-type="float">
            <text:p>247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37" calcext:value-type="float">
            <text:p>237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89" calcext:value-type="float">
            <text:p>289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424" calcext:value-type="float">
            <text:p>424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650" calcext:value-type="float">
            <text:p>650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483" calcext:value-type="float">
            <text:p>483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666" calcext:value-type="float">
            <text:p>666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262" calcext:value-type="float">
            <text:p>262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930" calcext:value-type="float">
            <text:p>930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771" calcext:value-type="float">
            <text:p>771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817" calcext:value-type="float">
            <text:p>817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978" calcext:value-type="float">
            <text:p>978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458" calcext:value-type="float">
            <text:p>458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32" calcext:value-type="float">
            <text:p>532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282" calcext:value-type="float">
            <text:p>282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800" calcext:value-type="float">
            <text:p>800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360" calcext:value-type="float">
            <text:p>360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01" calcext:value-type="float">
            <text:p>501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15" calcext:value-type="float">
            <text:p>515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02" calcext:value-type="float">
            <text:p>502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721" calcext:value-type="float">
            <text:p>721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404" calcext:value-type="float">
            <text:p>404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356" calcext:value-type="float">
            <text:p>356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634" calcext:value-type="float">
            <text:p>634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339" calcext:value-type="float">
            <text:p>339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316" calcext:value-type="float">
            <text:p>316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64" calcext:value-type="float">
            <text:p>264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28" calcext:value-type="float">
            <text:p>228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19" calcext:value-type="float">
            <text:p>219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85" calcext:value-type="float">
            <text:p>285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304" calcext:value-type="float">
            <text:p>304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410" calcext:value-type="float">
            <text:p>410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603" calcext:value-type="float">
            <text:p>603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751" calcext:value-type="float">
            <text:p>751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440" calcext:value-type="float">
            <text:p>440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1037" calcext:value-type="float">
            <text:p>1037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1035" calcext:value-type="float">
            <text:p>1035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956" calcext:value-type="float">
            <text:p>956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1051" calcext:value-type="float">
            <text:p>1051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568" calcext:value-type="float">
            <text:p>568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275" calcext:value-type="float">
            <text:p>27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262" calcext:value-type="float">
            <text:p>262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24" calcext:value-type="float">
            <text:p>124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15" calcext:value-type="float">
            <text:p>11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13" calcext:value-type="float">
            <text:p>113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15" calcext:value-type="float">
            <text:p>11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09" calcext:value-type="float">
            <text:p>109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45" calcext:value-type="float">
            <text:p>14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373" calcext:value-type="float">
            <text:p>373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85" calcext:value-type="float">
            <text:p>485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272" calcext:value-type="float">
            <text:p>272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365" calcext:value-type="float">
            <text:p>365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650" calcext:value-type="float">
            <text:p>650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74" calcext:value-type="float">
            <text:p>474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52" calcext:value-type="float">
            <text:p>452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49" calcext:value-type="float">
            <text:p>449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789" calcext:value-type="float">
            <text:p>789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600" calcext:value-type="float">
            <text:p>600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668" calcext:value-type="float">
            <text:p>668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802" calcext:value-type="float">
            <text:p>802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749" calcext:value-type="float">
            <text:p>749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929" calcext:value-type="float">
            <text:p>929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970" calcext:value-type="float">
            <text:p>970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1077" calcext:value-type="float">
            <text:p>1077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1472" calcext:value-type="float">
            <text:p>1472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1655" calcext:value-type="float">
            <text:p>1655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1052" calcext:value-type="float">
            <text:p>1052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820" calcext:value-type="float">
            <text:p>820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757" calcext:value-type="float">
            <text:p>757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367" calcext:value-type="float">
            <text:p>367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523" calcext:value-type="float">
            <text:p>523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582" calcext:value-type="float">
            <text:p>582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492" calcext:value-type="float">
            <text:p>492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691" calcext:value-type="float">
            <text:p>691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1376" calcext:value-type="float">
            <text:p>1376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664" calcext:value-type="float">
            <text:p>664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935" calcext:value-type="float">
            <text:p>1935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2716" calcext:value-type="float">
            <text:p>2716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294" calcext:value-type="float">
            <text:p>1294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300" calcext:value-type="float">
            <text:p>1300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547" calcext:value-type="float">
            <text:p>1547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ee ring deriv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525" calcext:value-type="float">
            <text:p>1525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667" calcext:value-type="float">
            <text:p>1667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2564" calcext:value-type="float">
            <text:p>2564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d</text:p>
          </table:table-cell>
        </table:table-row>
      </table:table>
      <table:named-expressions/>
      <table:database-ranges>
        <table:database-range table:name="__Anonymous_Sheet_DB__1" table:target-range-address="Sheet2.A1:Sheet2.I172">
          <table:sort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1:20:25.7700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00:32.603626000</meta:creation-date>
    <dc:date>2017-11-02T11:56:19.557806000</dc:date>
    <meta:editing-duration>PT20H41M33S</meta:editing-duration>
    <meta:editing-cycles>7</meta:editing-cycles>
    <meta:generator>LibreOffice/5.1.4.2$MacOSX_X86_64 LibreOffice_project/f99d75f39f1c57ebdd7ffc5f42867c12031db97a</meta:generator>
    <meta:document-statistic meta:table-count="2" meta:cell-count="2752" meta:object-count="0"/>
  </office:meta>
</office:document-meta>
</file>